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ingSchemaParser.JingSchema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ingSchemaParser.parseSchema( Source source , String gramm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ingSchemaParser.getSupportedGramm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